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text-properties officeooo:paragraph-rsid="00110884"/>
    </style:style>
    <style:style style:name="P2" style:family="paragraph" style:parent-style-name="Frame_20_contents">
      <style:paragraph-properties fo:text-align="start" style:justify-single-word="false"/>
      <style:text-properties fo:font-size="14pt" fo:font-weight="bold" officeooo:rsid="00243847" officeooo:paragraph-rsid="00243847" style:font-size-asian="14pt" style:font-weight-asian="bold" style:font-size-complex="14pt" style:font-weight-complex="bold"/>
    </style:style>
    <style:style style:name="P3" style:family="paragraph" style:parent-style-name="Frame_20_contents">
      <style:paragraph-properties fo:text-align="start" style:justify-single-word="false"/>
      <style:text-properties fo:font-size="14pt" fo:font-weight="bold" officeooo:rsid="0026b0c1" officeooo:paragraph-rsid="0026b0c1" style:font-size-asian="14pt" style:font-weight-asian="bold" style:font-size-complex="14pt" style:font-weight-complex="bold"/>
    </style:style>
    <style:style style:name="P4" style:family="paragraph" style:parent-style-name="Text_20_body">
      <style:paragraph-properties fo:text-align="justify" style:justify-single-word="false"/>
      <style:text-properties fo:font-size="14pt" fo:font-style="normal" fo:font-weight="normal" officeooo:paragraph-rsid="0017858b"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justify" style:justify-single-word="false"/>
      <style:text-properties style:font-name="Times New Roman" fo:font-size="14pt" fo:font-style="italic" fo:font-weight="normal" officeooo:rsid="0026b0c1" officeooo:paragraph-rsid="0026b0c1" style:font-size-asian="14pt" style:font-style-asian="italic" style:font-weight-asian="normal" style:font-size-complex="14pt" style:font-style-complex="italic" style:font-weight-complex="normal"/>
    </style:style>
    <style:style style:name="P6" style:family="paragraph" style:parent-style-name="Text_20_body">
      <style:paragraph-properties fo:text-align="justify" style:justify-single-word="false"/>
      <style:text-properties style:font-name="Times New Roman" fo:font-size="14pt" fo:font-style="normal" fo:font-weight="normal" officeooo:paragraph-rsid="0017858b"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justify" style:justify-single-word="false"/>
      <style:text-properties style:font-name="Times New Roman" fo:font-size="14pt" fo:font-style="normal" fo:font-weight="normal" officeooo:paragraph-rsid="00123482"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justify" style:justify-single-word="false"/>
      <style:text-properties style:font-name="Times New Roman" fo:font-size="14pt" fo:font-style="normal" fo:font-weight="normal" officeooo:paragraph-rsid="001cd68a"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justify" style:justify-single-word="false"/>
      <style:text-properties style:font-name="Times New Roman" fo:font-size="14pt" fo:font-style="normal" fo:font-weight="normal" officeooo:paragraph-rsid="00229401" style:font-size-asian="14pt" style:font-style-asian="normal" style:font-weight-asian="normal" style:font-size-complex="14pt" style:font-style-complex="normal" style:font-weight-complex="normal"/>
    </style:style>
    <style:style style:name="P10" style:family="paragraph" style:parent-style-name="Text_20_body">
      <style:paragraph-properties fo:text-align="justify" style:justify-single-word="false"/>
      <style:text-properties style:font-name="Times New Roman" fo:font-size="14pt" fo:font-style="normal" fo:font-weight="normal" officeooo:paragraph-rsid="00243847" style:font-size-asian="14pt" style:font-style-asian="normal" style:font-weight-asian="normal" style:font-size-complex="14pt" style:font-style-complex="normal" style:font-weight-complex="normal"/>
    </style:style>
    <style:style style:name="P11" style:family="paragraph" style:parent-style-name="Text_20_body">
      <style:paragraph-properties fo:text-align="justify" style:justify-single-word="false"/>
      <style:text-properties style:font-name="Times New Roman" fo:font-size="14pt" fo:font-style="normal" fo:font-weight="normal" officeooo:rsid="000f1fcd" officeooo:paragraph-rsid="000f1fcd" style:font-size-asian="14pt" style:font-style-asian="normal" style:font-weight-asian="normal" style:font-size-complex="14pt" style:font-style-complex="normal" style:font-weight-complex="normal"/>
    </style:style>
    <style:style style:name="P12" style:family="paragraph" style:parent-style-name="Text_20_body">
      <style:paragraph-properties fo:text-align="justify" style:justify-single-word="false"/>
      <style:text-properties style:font-name="Times New Roman" fo:font-size="14pt" fo:font-style="normal" fo:font-weight="normal" officeooo:rsid="00174096" officeooo:paragraph-rsid="00174096" style:font-size-asian="14pt" style:font-style-asian="normal" style:font-weight-asian="normal" style:font-size-complex="14pt" style:font-style-complex="normal" style:font-weight-complex="normal"/>
    </style:style>
    <style:style style:name="P13" style:family="paragraph" style:parent-style-name="Text_20_body">
      <style:paragraph-properties fo:text-align="end" style:justify-single-word="false"/>
      <style:text-properties style:font-name="Times New Roman" fo:font-size="14pt" fo:font-style="normal" fo:font-weight="normal" officeooo:paragraph-rsid="00229401" style:font-size-asian="14pt" style:font-style-asian="normal" style:font-weight-asian="normal" style:font-size-complex="14pt" style:font-style-complex="normal" style:font-weight-complex="normal"/>
    </style:style>
    <style:style style:name="P14" style:family="paragraph" style:parent-style-name="Text_20_body">
      <style:paragraph-properties fo:text-align="center" style:justify-single-word="false"/>
      <style:text-properties style:font-name="Times New Roman" fo:font-size="14pt" fo:font-style="normal" fo:font-weight="normal" officeooo:rsid="00236b64" officeooo:paragraph-rsid="00236b64" style:font-size-asian="14pt" style:font-style-asian="normal" style:font-weight-asian="normal" style:font-size-complex="14pt" style:font-style-complex="normal" style:font-weight-complex="normal"/>
    </style:style>
    <style:style style:name="P15" style:family="paragraph" style:parent-style-name="Text_20_body">
      <style:paragraph-properties fo:text-align="justify" style:justify-single-word="false"/>
      <style:text-properties style:font-name="Times New Roman" fo:font-size="14pt" fo:font-style="normal" fo:font-weight="normal" officeooo:rsid="00236b64" officeooo:paragraph-rsid="00236b64" style:font-size-asian="14pt" style:font-style-asian="normal" style:font-weight-asian="normal" style:font-size-complex="14pt" style:font-style-complex="normal" style:font-weight-complex="normal"/>
    </style:style>
    <style:style style:name="P16" style:family="paragraph" style:parent-style-name="Text_20_body">
      <style:paragraph-properties fo:text-align="end" style:justify-single-word="false"/>
      <style:text-properties style:font-name="Times New Roman" fo:font-size="14pt" fo:font-style="normal" fo:font-weight="normal" officeooo:rsid="00236b64" officeooo:paragraph-rsid="00236b64" style:font-size-asian="14pt" style:font-style-asian="normal" style:font-weight-asian="normal" style:font-size-complex="14pt" style:font-style-complex="normal" style:font-weight-complex="normal"/>
    </style:style>
    <style:style style:name="P17" style:family="paragraph" style:parent-style-name="Text_20_body" style:master-page-name="">
      <loext:graphic-properties draw:fill="none"/>
      <style:paragraph-properties fo:margin-left="0in" fo:margin-right="-0.0618in" fo:margin-top="0in" fo:margin-bottom="0.0972in" style:contextual-spacing="false" fo:line-height="115%" fo:text-align="justify" style:justify-single-word="false" fo:text-indent="0in" style:auto-text-indent="false" style:page-number="auto" fo:background-color="transparent"/>
      <style:text-properties style:font-name="Times New Roman" fo:font-size="14pt" fo:font-style="normal" fo:font-weight="normal" officeooo:paragraph-rsid="0026b0c1" style:font-size-asian="14pt" style:font-style-asian="normal" style:font-weight-asian="normal" style:font-size-complex="14pt" style:font-style-complex="normal" style:font-weight-complex="normal"/>
    </style:style>
    <style:style style:name="P18" style:family="paragraph" style:parent-style-name="Text_20_body">
      <loext:graphic-properties draw:fill="none"/>
      <style:paragraph-properties fo:margin-left="0in" fo:margin-right="-0.0618in" fo:margin-top="0in" fo:margin-bottom="0.0972in" style:contextual-spacing="false" fo:line-height="115%" fo:text-align="justify" style:justify-single-word="false" fo:text-indent="0in" style:auto-text-indent="false" fo:background-color="transparent"/>
      <style:text-properties style:font-name="Times New Roman" fo:font-size="14pt" fo:font-style="normal" fo:font-weight="normal" officeooo:paragraph-rsid="0026b0c1" style:font-size-asian="14pt" style:font-style-asian="normal" style:font-weight-asian="normal" style:font-size-complex="14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4pt" fo:font-style="normal" fo:font-weight="normal" officeooo:rsid="001cd68a" officeooo:paragraph-rsid="00243847" style:font-size-asian="14pt" style:font-style-asian="normal" style:font-weight-asian="normal" style:font-size-complex="14pt" style:font-style-complex="normal" style:font-weight-complex="normal"/>
    </style:style>
    <style:style style:name="P20" style:family="paragraph" style:parent-style-name="Text_20_body">
      <style:paragraph-properties fo:text-align="center" style:justify-single-word="false"/>
      <style:text-properties style:font-name="Times New Roman" fo:font-size="14pt" fo:font-style="normal" fo:font-weight="bold" officeooo:rsid="00236b64" officeooo:paragraph-rsid="00236b64" style:font-size-asian="14pt" style:font-style-asian="normal" style:font-weight-asian="bold" style:font-size-complex="14pt" style:font-style-complex="normal" style:font-weight-complex="bold"/>
    </style:style>
    <style:style style:name="P21" style:family="paragraph" style:parent-style-name="Text_20_body">
      <style:paragraph-properties fo:text-align="center" style:justify-single-word="false"/>
      <style:text-properties style:font-name="Times New Roman" fo:font-size="14pt" fo:font-style="normal" fo:font-weight="bold" officeooo:rsid="00236b64" officeooo:paragraph-rsid="00243847" style:font-size-asian="14pt" style:font-style-asian="normal" style:font-weight-asian="bold" style:font-size-complex="14pt" style:font-style-complex="normal" style:font-weight-complex="bold"/>
    </style:style>
    <style:style style:name="P22" style:family="paragraph" style:parent-style-name="Text_20_body" style:master-page-name="">
      <loext:graphic-properties draw:fill="none"/>
      <style:paragraph-properties fo:margin-left="-0.0618in" fo:margin-right="0in" fo:margin-top="0in" fo:margin-bottom="0.0972in" style:contextual-spacing="false" fo:line-height="115%" fo:text-align="center" style:justify-single-word="false" fo:text-indent="0in" style:auto-text-indent="false" style:page-number="auto" fo:background-color="transparent"/>
      <style:text-properties style:font-name="Times New Roman" fo:font-size="14pt" fo:font-style="normal" fo:font-weight="bold" officeooo:rsid="00236b64" officeooo:paragraph-rsid="00236b64" style:font-size-asian="14pt" style:font-style-asian="normal" style:font-weight-asian="bold" style:font-size-complex="14pt" style:font-style-complex="normal" style:font-weight-complex="bold"/>
    </style:style>
    <style:style style:name="P23" style:family="paragraph" style:parent-style-name="Text_20_body">
      <style:paragraph-properties fo:text-align="justify" style:justify-single-word="false"/>
      <style:text-properties style:font-name="Times New Roman" fo:font-size="14pt" fo:font-style="normal" fo:font-weight="bold" officeooo:paragraph-rsid="00243847" style:font-size-asian="14pt" style:font-style-asian="normal" style:font-weight-asian="bold" style:font-size-complex="14pt" style:font-style-complex="normal" style:font-weight-complex="bold"/>
    </style:style>
    <style:style style:name="P24" style:family="paragraph" style:parent-style-name="Text_20_body">
      <style:paragraph-properties fo:text-align="justify" style:justify-single-word="false"/>
      <style:text-properties style:font-name="Times New Roman" fo:font-size="14pt" fo:font-style="normal" fo:font-weight="normal" officeooo:paragraph-rsid="0028bb8e" style:font-size-asian="14pt" style:font-style-asian="normal" style:font-weight-asian="normal" style:font-size-complex="14pt" style:font-style-complex="normal" style:font-weight-complex="normal"/>
    </style:style>
    <style:style style:name="P25" style:family="paragraph" style:parent-style-name="Text_20_body">
      <loext:graphic-properties draw:fill="none"/>
      <style:paragraph-properties fo:margin-left="0in" fo:margin-right="-0.0618in" fo:margin-top="0in" fo:margin-bottom="0.0972in" style:contextual-spacing="false" fo:line-height="115%" fo:text-align="justify" style:justify-single-word="false" fo:text-indent="0in" style:auto-text-indent="false" fo:background-color="transparent"/>
      <style:text-properties style:font-name="Times New Roman" fo:font-size="14pt" fo:font-style="normal" fo:font-weight="normal" officeooo:paragraph-rsid="0029399e" style:font-size-asian="14pt" style:font-style-asian="normal" style:font-weight-asian="normal" style:font-size-complex="14pt" style:font-style-complex="normal" style:font-weight-complex="normal"/>
    </style:style>
    <style:style style:name="T1" style:family="text">
      <style:text-properties officeooo:rsid="000f1fcd"/>
    </style:style>
    <style:style style:name="T2" style:family="text">
      <style:text-properties officeooo:rsid="001427e8"/>
    </style:style>
    <style:style style:name="T3" style:family="text">
      <style:text-properties officeooo:rsid="0015590b"/>
    </style:style>
    <style:style style:name="T4" style:family="text">
      <style:text-properties officeooo:rsid="0017858b"/>
    </style:style>
    <style:style style:name="T5" style:family="text">
      <style:text-properties officeooo:rsid="0019c366"/>
    </style:style>
    <style:style style:name="T6"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11762f" style:font-size-asian="14pt" style:font-style-asian="normal" style:font-weight-asian="normal" style:font-size-complex="14pt" style:font-style-complex="normal" style:font-weight-complex="normal"/>
    </style:style>
    <style:style style:name="T8" style:family="text">
      <style:text-properties style:font-name="Times New Roman" officeooo:rsid="0017858b"/>
    </style:style>
    <style:style style:name="T9" style:family="text">
      <style:text-properties style:font-name="Times New Roman" officeooo:rsid="0019c366"/>
    </style:style>
    <style:style style:name="T10" style:family="text">
      <style:text-properties officeooo:rsid="001bac46"/>
    </style:style>
    <style:style style:name="T11" style:family="text">
      <style:text-properties fo:color="#000000" loext:opacity="100%"/>
    </style:style>
    <style:style style:name="T12" style:family="text">
      <style:text-properties fo:color="#000000" loext:opacity="100%" officeooo:rsid="001bac46"/>
    </style:style>
    <style:style style:name="T13" style:family="text">
      <style:text-properties officeooo:rsid="001cd68a"/>
    </style:style>
    <style:style style:name="T14" style:family="text">
      <style:text-properties officeooo:rsid="00236b64"/>
    </style:style>
    <style:style style:name="T15" style:family="text">
      <style:text-properties officeooo:rsid="00275596"/>
    </style:style>
    <style:style style:name="fr1" style:family="graphic" style:parent-style-name="Frame">
      <style:graphic-properties style:vertical-pos="from-top" style:vertical-rel="paragraph" style:horizontal-pos="from-left" style:horizontal-rel="paragraph" fo:background-color="#b4c7dc" style:background-transparency="0%" draw:fill="solid" draw:fill-color="#b4c7dc" draw:opacity="100%" fo:padding="0.0591in" fo:border="2.24pt solid #000000"/>
    </style:style>
    <style:style style:name="fr2" style:family="graphic" style:parent-style-name="Frame">
      <style:graphic-properties style:wrap="parallel" style:number-wrapped-paragraphs="no-limit" style:vertical-pos="from-top" style:vertical-rel="paragraph" style:horizontal-pos="from-left" style:horizontal-rel="paragraph" fo:padding="0.0591in" fo:border="2.24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NSTİTÜ</text:p>
      <text:p text:style-name="P14"/>
      <text:p text:style-name="P20">ENSTİTÜ YARDIMCILIĞI</text:p>
      <text:p text:style-name="P14"/>
      <text:p text:style-name="P21">ARAŞTIRMA RAPORU</text:p>
      <text:p text:style-name="P21"/>
      <text:p text:style-name="P16"><draw:frame draw:style-name="fr2" draw:name="Frame3" text:anchor-type="paragraph" svg:x="5.9047in" svg:y="0.0154in" svg:width="0.9173in" draw:z-index="1"><draw:text-box fo:min-height="0.4043in"><text:p text:style-name="P3">25/02/25</text:p></draw:text-box></draw:frame><draw:frame draw:style-name="fr2" draw:name="Frame2" text:anchor-type="paragraph" svg:x="0.0508in" svg:y="0.0102in" svg:width="2.0945in" draw:z-index="2"><draw:text-box fo:min-height="0.4071in"><text:p text:style-name="P2">Konu: De<text:span text:style-name="T15">rin Öğrenme</text:span></text:p></draw:text-box></draw:frame><text:s text:c="38"/></text:p>
      <text:p text:style-name="P15"/>
      <text:p text:style-name="P9"><draw:frame draw:style-name="fr1" draw:name="Frame1" text:anchor-type="paragraph" svg:x="0.0193in" svg:y="0.0154in" svg:width="6.8236in" draw:z-index="0"><draw:text-box fo:min-height="3.0445in"><text:p text:style-name="P23"><text:span text:style-name="T14">Yönetici Özeti</text:span><text:tab/></text:p><text:p text:style-name="P10"/><text:p text:style-name="P10"><text:tab/>Derin öğrenme, <text:s/>yapay sinir ağlarının (insan beyni gibi çalışacak şekilde modellenen algoritmalar) büyük miktarda veriden öğrendiği<text:span text:style-name="T11"> </text:span><text:span text:style-name="T12">makine öğreniminin (ML) </text:span>bir altkümesidir. <text:span text:style-name="T13">Bu raporda </text:span><text:s/><text:span text:style-name="T10">2024 yılı içerisinde distributed deep reinforcement learning (DDRL)(dağıtık derin pekiştirmeli öğrenme), convolutional neural network (CNN)</text:span><text:span text:style-name="T4">(konvolüsyonel sinir ağı) </text:span><text:span text:style-name="T13">konuları ile ilgili araştırmalara yer verilmiştir.</text:span></text:p><text:p text:style-name="P19"/><text:p text:style-name="P13"><text:tab/><text:span text:style-name="T14">Arz ederim</text:span></text:p></draw:text-box></draw:frame><text:tab/></text:p>
      <text:p text:style-name="P5">Anahtar Kavramlar: Derin Öğrenme , CNN , DDRL , </text:p>
      <text:p text:style-name="P17"><text:tab/></text:p>
      <text:p text:style-name="P18"><text:tab/>Dağıtık derin pekiştirmeli öğrenme (DDRL -<text:span text:style-name="T2">d</text:span>istributed <text:span text:style-name="T2">d</text:span>eep <text:span text:style-name="T2">r</text:span>einforcement <text:span text:style-name="T2">l</text:span>earning), büyük ölçekli yapay zeka sistemlerinde pekiştirmeli öğrenme süreçlerini daha verimli hale getirmek için kullanılan bir yaklaşımdır. <text:span text:style-name="T13">DDRL</text:span>, bir yapay zeka etkeninin <text:s/>çevresiyle etkileşime girerek en iyi eylemleri öğrenmesini sağlayan bir yapay zeka yöntemidir. </text:p>
      <text:p text:style-name="P25"><text:tab/>Geleneksel <text:span text:style-name="T13">DDRL</text:span> algoritmaları genellikle hesaplama açısından yoğun ve veri verimliliği açısından sınırlı <text:span text:style-name="T1">olduğunu </text:span>ortaya koymaktadır. DDRL, hesaplama sürecini paralel hale getirerek ve birden fazla yapay zeka etkeninin <text:s/>eşzamanlı olarak öğrenmesini sağlayarak bu sorunları aşmayı amaçlar.</text:p>
      <text:p text:style-name="P25"><text:soft-page-break/><text:tab/>Bu çalışma, DDRL alanındaki mevcut yöntemleri kapsamlı bir şekilde inceleyerek, veri verimliliği ve hesaplama gücü açısından daha gelişmiş pekiştirmeli öğrenme modellerinin nasıl geliştirilebileceğini ortaya koymuştur..</text:p>
      <text:p text:style-name="P24"><text:tab/>DDRL’in avantajlarına rağmen, bu alanda çözülmesi gereken bazı önemli zorluklar bulunmaktadır. Özellikle, dağıtık sistemlerde iletişim maliyetleri, parametre senkronizasyonu ve ölçeklenebilirlik gibi faktörler, DDRL modellerinin performansını doğrudan etkileyebilir. Bununla birlikte, OpenAI Five ve AlphaStar gibi başarılı sistemler, nüfus tabanlı eğitim yöntemleriyle bu zorlukları aşmış ve çok oyunculu sistemlerde güçlü stratejiler geliştirebilmiştir. <text:span text:style-name="T1">(1)</text:span></text:p>
      <text:p text:style-name="P6"><text:tab/>Zaman serisi <text:span text:style-name="T4">(time series)</text:span> tahmini, finans, iklim analizi, trafik yönetimi ve enerji tahmini gibi birçok alanda kullanılan kritik bir araştırma alanıdır. Derin öğrenme tabanlı çok adımlı tahmin modellerinin değerlendirilmesi, genellikle hata metriklerinin zaman serileri boyunca ve tahmin ufku genelinde ortalaması alınarak yapılmaktadır. </text:p>
      <text:p text:style-name="P1"><text:span text:style-name="T6"><text:tab/>Bu çalışma, çok adımlı tahmin modellerinin değerlendirilmesi için mevcut hata metriklerinin yetersizliklerini ortaya koymuş ve </text:span><text:span text:style-name="Strong_20_Emphasis"><text:span text:style-name="T6">dört yeni performans metriği</text:span></text:span><text:span text:style-name="T6"> önermiştir. Yapılan deneyler, </text:span><text:span text:style-name="Strong_20_Emphasis"><text:span text:style-name="T6">Win-Loss Metriği, Varyans Ağırlıklı Hata, Delta Ufuk Metriği ve Ayrıştırılmış Hata Metriklerinin</text:span></text:span><text:span text:style-name="T6">, modellerin performanslarını daha iyi anlamaya yardımcı olduğunu göstermiştir.</text:span><text:span text:style-name="T7">(2)</text:span></text:p>
      <text:p text:style-name="P8"><text:s/><text:tab/>İnsan bakışı, insan-robot etkileşimi, artırılmış gerçeklik ve otonom sürüş gibi birçok uygulama alanında kritik bir öneme sahiptir. <text:span text:style-name="T4">İnsan </text:span>bakış yönü tahmini için çift dallı bir Convolutional Neural Network (CNN)<text:span text:style-name="T4">(konvolüsyonel sinir ağı) </text:span>geliştirmiştir. </text:p>
      <text:p text:style-name="P6"><text:tab/>Önerilen yöntem, pitch ve yaw açılarını ayrı ayrı tahmin etmek için her biri özelleşmiş tam bağlı katmanlar içermekte ve sınıflandırma ile regresyon kayıplarını bir araya getirerek modeli optimize etmektedir. MPIIFaceGaze, Gaze360 ve RT-GENE gibi yaygın kullanılan veri setleri üzerinde yapılan deneyler, önerilen yöntemin güncel yaklaşımları geride bırakarak üstün bir performans sergilediğini ortaya koymuştur. <text:span text:style-name="T4">(</text:span><text:span text:style-name="T5">4</text:span><text:span text:style-name="T4">)</text:span></text:p>
      <text:p text:style-name="P7"><text:tab/></text:p>
      <text:p text:style-name="P11">(<text:span text:style-name="T10">1</text:span>)Machine Intelligence Research 21(3), June 2024, 411-430</text:p>
      <text:p text:style-name="P12">(2)Applied Intelligence (2024) 54:10490–10515</text:p>
      <text:p text:style-name="P4"><text:span text:style-name="T8">(</text:span><text:span text:style-name="T9">4</text:span><text:span text:style-name="T8">)Applied Intelligence (2024) 54:10982–1099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day number:style="long"/>
      <number:text>/</number:text>
      <number:month number:style="long"/>
      <number:text>/</number:text>
      <number:year/>
    </number:date-style>
  </office:styles>
  <office:automatic-styles>
    <style:page-layout style:name="Mpm1">
      <style:page-layout-properties fo:page-width="8.2681in" fo:page-height="11.6929in" style:num-format="1" style:print-orientation="portrait" fo:margin-top="0.7874in" fo:margin-bottom="0.7874in" fo:margin-left="0.698in" fo:margin-right="0.77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05:18:39.592899445</meta:creation-date>
    <dc:date>2025-02-25T15:54:28.050813404</dc:date>
    <meta:editing-duration>PT1H6M59S</meta:editing-duration>
    <meta:editing-cycles>8</meta:editing-cycles>
    <meta:generator>LibreOffice/7.3.7.2$Linux_X86_64 LibreOffice_project/30$Build-2</meta:generator>
    <meta:document-statistic meta:table-count="0" meta:image-count="0" meta:object-count="0" meta:page-count="2" meta:paragraph-count="24" meta:word-count="408" meta:character-count="3425" meta:non-whitespace-character-count="2978"/>
  </office:meta>
</office:document-meta>
</file>